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5cm" fo:margin-left="0.199cm" fo:margin-top="0cm" fo:margin-bottom="0cm" table:align="left"/>
    </style:style>
    <style:style style:name="Table1.A" style:family="table-column">
      <style:table-column-properties style:column-width="0.739cm"/>
    </style:style>
    <style:style style:name="Table1.C" style:family="table-column">
      <style:table-column-properties style:column-width="0.737cm"/>
    </style:style>
    <style:style style:name="Table1.D" style:family="table-column">
      <style:table-column-properties style:column-width="0.743cm"/>
    </style:style>
    <style:style style:name="Table1.G" style:family="table-column">
      <style:table-column-properties style:column-width="0.741cm"/>
    </style:style>
    <style:style style:name="Table1.J" style:family="table-column">
      <style:table-column-properties style:column-width="0.746cm"/>
    </style:style>
    <style:style style:name="Table1.K" style:family="table-column">
      <style:table-column-properties style:column-width="0.734cm"/>
    </style:style>
    <style:style style:name="Table1.P" style:family="table-column">
      <style:table-column-properties style:column-width="0.736cm"/>
    </style:style>
    <style:style style:name="Table1.Q" style:family="table-column">
      <style:table-column-properties style:column-width="0.744cm"/>
    </style:style>
    <style:style style:name="Table1.1" style:family="table-row">
      <style:table-row-properties style:min-row-height="0.46cm" fo:keep-together="auto"/>
    </style:style>
    <style:style style:name="Table1.A1" style:family="table-cell">
      <style:table-cell-properties style:vertical-align="middle" fo:padding-left="0.199cm" fo:padding-right="0.191cm" fo:padding-top="0cm" fo:padding-bottom="0cm" fo:border="0.5pt solid #000000"/>
    </style:style>
    <style:style style:name="Table2" style:family="table">
      <style:table-properties style:width="17.542cm" fo:margin-left="1.27cm" fo:margin-top="0cm" fo:margin-bottom="0cm" table:align="left"/>
    </style:style>
    <style:style style:name="Table2.A" style:family="table-column">
      <style:table-column-properties style:column-width="6.137cm"/>
    </style:style>
    <style:style style:name="Table2.B" style:family="table-column">
      <style:table-column-properties style:column-width="5.609cm"/>
    </style:style>
    <style:style style:name="Table2.C" style:family="table-column">
      <style:table-column-properties style:column-width="5.796cm"/>
    </style:style>
    <style:style style:name="Table2.1" style:family="table-row">
      <style:table-row-properties fo:keep-together="auto"/>
    </style:style>
    <style:style style:name="Table2.A1" style:family="table-cell">
      <style:table-cell-properties fo:padding-left="0.199cm" fo:padding-right="0.191cm" fo:padding-top="0cm" fo:padding-bottom="0cm" fo:border="none"/>
    </style:style>
    <style:style style:name="Table3" style:family="table">
      <style:table-properties style:width="17.572cm" fo:margin-left="1.27cm" fo:margin-top="0cm" fo:margin-bottom="0cm" table:align="left"/>
    </style:style>
    <style:style style:name="Table3.A" style:family="table-column">
      <style:table-column-properties style:column-width="5.995cm"/>
    </style:style>
    <style:style style:name="Table3.B" style:family="table-column">
      <style:table-column-properties style:column-width="5.798cm"/>
    </style:style>
    <style:style style:name="Table3.C" style:family="table-column">
      <style:table-column-properties style:column-width="5.779cm"/>
    </style:style>
    <style:style style:name="Table3.1" style:family="table-row">
      <style:table-row-properties fo:keep-together="auto"/>
    </style:style>
    <style:style style:name="Table3.A1" style:family="table-cell">
      <style:table-cell-properties fo:padding-left="0.199cm" fo:padding-right="0.191cm" fo:padding-top="0cm" fo:padding-bottom="0cm" fo:border="none"/>
    </style:style>
    <style:style style:name="Table4" style:family="table">
      <style:table-properties style:width="15.836cm" fo:margin-left="1.279cm" fo:margin-top="0cm" fo:margin-bottom="0cm" table:align="left"/>
    </style:style>
    <style:style style:name="Table4.A" style:family="table-column">
      <style:table-column-properties style:column-width="2.909cm"/>
    </style:style>
    <style:style style:name="Table4.B" style:family="table-column">
      <style:table-column-properties style:column-width="2.581cm"/>
    </style:style>
    <style:style style:name="Table4.C" style:family="table-column">
      <style:table-column-properties style:column-width="2.589cm"/>
    </style:style>
    <style:style style:name="Table4.D" style:family="table-column">
      <style:table-column-properties style:column-width="2.586cm"/>
    </style:style>
    <style:style style:name="Table4.E" style:family="table-column">
      <style:table-column-properties style:column-width="2.584cm"/>
    </style:style>
    <style:style style:name="Table4.F" style:family="table-column">
      <style:table-column-properties style:column-width="2.588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2.54cm" fo:margin-right="0cm" fo:margin-top="0cm" fo:margin-bottom="0cm" style:contextual-spacing="false" fo:line-height="100%"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e751b" officeooo:paragraph-rsid="001e751b"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e751b" officeooo:paragraph-rsid="001fb5e8"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fb5e8" officeooo:paragraph-rsid="001fb5e8"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2611d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2611dd" officeooo:paragraph-rsid="002611dd"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2.54cm" fo:margin-right="0cm" fo:margin-top="0cm" fo:margin-bottom="0cm" style:contextual-spacing="false" fo:line-height="100%"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P10" style:family="paragraph" style:parent-style-name="Footer">
      <style:text-properties officeooo:rsid="00219501" officeooo:paragraph-rsid="00219501"/>
    </style:style>
    <style:style style:name="P11" style:family="paragraph" style:parent-style-name="Standard">
      <style:paragraph-properties fo:margin-top="0cm" fo:margin-bottom="0cm" style:contextual-spacing="false" fo:line-height="100%" fo:orphans="2" fo:widows="2"/>
    </style:style>
    <style:style style:name="P12" style:family="paragraph" style:parent-style-name="Standard">
      <style:paragraph-properties>
        <style:tab-stops>
          <style:tab-stop style:position="3.122cm"/>
        </style:tab-stops>
      </style:paragraph-properties>
    </style:style>
    <style:style style:name="P13" style:family="paragraph" style:parent-style-name="Standard">
      <style:paragraph-properties fo:margin-top="0cm" fo:margin-bottom="0.353cm" style:contextual-spacing="false" fo:line-height="115%" fo:text-align="justify" style:justify-single-word="false" fo:orphans="2" fo:widows="2"/>
    </style:style>
    <style:style style:name="P14" style:family="paragraph" style:parent-style-name="Standard">
      <style:paragraph-properties fo:margin-top="0cm" fo:margin-bottom="0cm" style:contextual-spacing="false" fo:line-height="100%" fo:text-align="center" style:justify-single-word="false" fo:orphans="2" fo:widows="2"/>
      <style:text-properties fo:font-size="7pt" style:font-size-asian="7pt" style:font-size-complex="7pt"/>
    </style:style>
    <style:style style:name="P15" style:family="paragraph" style:parent-style-name="Standard">
      <style:paragraph-properties fo:margin-top="0cm" fo:margin-bottom="0cm" style:contextual-spacing="false" fo:line-height="100%" fo:orphans="2" fo:widows="2"/>
      <style:text-properties fo:font-weight="bold" style:font-weight-asian="bold"/>
    </style:style>
    <style:style style:name="P16" style:family="paragraph" style:parent-style-name="Text_20_body">
      <style:paragraph-properties fo:margin-top="0cm" fo:margin-bottom="0cm" style:contextual-spacing="false"/>
      <style:text-properties loext:padding="0.049cm" loext:border="0.06pt solid #e3e3e3"/>
    </style:style>
    <style:style style:name="P17" style:family="paragraph" style:parent-style-name="Standard" style:list-style-name="WWNum1">
      <style:paragraph-properties fo:margin-left="2.54cm" fo:margin-right="0cm" fo:margin-top="0cm" fo:margin-bottom="0cm" style:contextual-spacing="false" fo:line-height="100%" fo:text-align="justify" style:justify-single-word="false" fo:keep-together="auto" fo:orphans="2" fo:widows="2" fo:text-indent="-0.635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8" style:family="paragraph" style:parent-style-name="Standard" style:list-style-name="WWNum1">
      <style:paragraph-properties fo:margin-left="2.54cm" fo:margin-right="0cm" fo:margin-top="0cm" fo:margin-bottom="0cm" style:contextual-spacing="false" fo:line-height="100%" fo:text-align="justify" style:justify-single-word="false" fo:keep-together="auto" fo:orphans="2" fo:widows="2" fo:text-indent="-0.635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249a16" style:font-name-asian="Times New Roman1" style:font-size-asian="10pt" style:font-style-asian="normal" style:font-weight-asian="normal" style:font-name-complex="Times New Roman1" style:font-size-complex="10pt"/>
    </style:style>
    <style:style style:name="P19" style:family="paragraph" style:parent-style-name="Standard" style:list-style-name="WWNum1">
      <style:paragraph-properties fo:margin-left="2.54cm" fo:margin-right="0cm" fo:margin-top="0cm" fo:margin-bottom="0cm" style:contextual-spacing="false" fo:line-height="100%"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list-style-name="WWNum1">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list-style-name="WWNum1">
      <style:paragraph-properties fo:margin-left="1.27cm" fo:margin-right="0cm" fo:margin-top="0cm" fo:margin-bottom="0.353cm" style:contextual-spacing="false" fo:line-height="115%"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2" style:family="paragraph" style:parent-style-name="Standard" style:list-style-name="WWNum1">
      <style:paragraph-properties fo:margin-left="1.27cm" fo:margin-right="0cm" fo:margin-top="0cm" fo:margin-bottom="0.353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4" style:family="paragraph" style:parent-style-name="Standard" style:list-style-name="WWNum1">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e751b" officeooo:paragraph-rsid="001e751b" style:font-name-asian="Times New Roman1" style:font-size-asian="10pt" style:font-style-asian="normal" style:font-weight-asian="normal" style:font-name-complex="Times New Roman1" style:font-size-complex="10pt"/>
    </style:style>
    <style:style style:name="P25" style:family="paragraph" style:parent-style-name="Standard" style:master-page-name="Standard">
      <style:paragraph-properties style:page-number="1"/>
    </style:style>
    <style:style style:name="P26" style:family="paragraph" style:parent-style-name="Standard" style:list-style-name="WWNum1">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style>
    <style:style style:name="P27" style:family="paragraph" style:parent-style-name="Text_20_body" style:list-style-name="L1"/>
    <style:style style:name="P28" style:family="paragraph" style:parent-style-name="Text_20_body" style:list-style-name="L2"/>
    <style:style style:name="T1"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3" style:family="text">
      <style:text-properties officeooo:rsid="001fb5e8"/>
    </style:style>
    <style:style style:name="T4" style:family="text">
      <style:text-properties officeooo:rsid="00214729"/>
    </style:style>
    <style:style style:name="T5" style:family="text">
      <style:text-properties officeooo:rsid="00249a16"/>
    </style:style>
    <style:style style:name="T6" style:family="text">
      <style:text-properties officeooo:rsid="002611dd"/>
    </style:style>
    <style:style style:name="T7" style:family="text">
      <style:text-properties officeooo:rsid="00262598"/>
    </style:style>
    <style:style style:name="T8" style:family="text">
      <style:text-properties loext:padding="0.049cm" loext:border="0.06pt solid #e3e3e3"/>
    </style:style>
    <style:style style:name="T9" style:family="text">
      <style:text-properties officeooo:rsid="0028e95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le1" table:style-name="Table1">
        <table:table-column table:style-name="Table1.A" table:number-columns-repeated="2"/>
        <table:table-column table:style-name="Table1.C"/>
        <table:table-column table:style-name="Table1.D"/>
        <table:table-column table:style-name="Table1.C" table:number-columns-repeated="2"/>
        <table:table-column table:style-name="Table1.G"/>
        <table:table-column table:style-name="Table1.C"/>
        <table:table-column table:style-name="Table1.G"/>
        <table:table-column table:style-name="Table1.J"/>
        <table:table-column table:style-name="Table1.K"/>
        <table:table-column table:style-name="Table1.J"/>
        <table:table-column table:style-name="Table1.K"/>
        <table:table-column table:style-name="Table1.J"/>
        <table:table-column table:style-name="Table1.A"/>
        <table:table-column table:style-name="Table1.P"/>
        <table:table-column table:style-name="Table1.Q"/>
        <table:table-column table:style-name="Table1.P"/>
        <table:table-column table:style-name="Table1.Q"/>
        <table:table-column table:style-name="Table1.D"/>
        <table:table-column table:style-name="Table1.C"/>
        <table:table-column table:style-name="Table1.D"/>
        <table:table-column table:style-name="Table1.C"/>
        <table:table-column table:style-name="Table1.D"/>
        <table:table-column table:style-name="Table1.G"/>
        <table:table-row table:style-name="Table1.1">
          <table:table-cell table:style-name="Table1.A1" office:value-type="string">
            <text:p text:style-name="P14">Pr</text:p>
          </table:table-cell>
          <table:table-cell table:style-name="Table1.A1" office:value-type="string">
            <text:p text:style-name="P14">1</text:p>
          </table:table-cell>
          <table:table-cell table:style-name="Table1.A1" office:value-type="string">
            <text:p text:style-name="P14">2</text:p>
          </table:table-cell>
          <table:table-cell table:style-name="Table1.A1" office:value-type="string">
            <text:p text:style-name="P14">3</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6</text:p>
          </table:table-cell>
          <table:table-cell table:style-name="Table1.A1" office:value-type="string">
            <text:p text:style-name="P14">7</text:p>
          </table:table-cell>
          <table:table-cell table:style-name="Table1.A1" office:value-type="string">
            <text:p text:style-name="P14">8</text:p>
          </table:table-cell>
          <table:table-cell table:style-name="Table1.A1" office:value-type="string">
            <text:p text:style-name="P14">9</text:p>
          </table:table-cell>
          <table:table-cell table:style-name="Table1.A1" office:value-type="string">
            <text:p text:style-name="P14">10</text:p>
          </table:table-cell>
          <table:table-cell table:style-name="Table1.A1" office:value-type="string">
            <text:p text:style-name="P14">11</text:p>
          </table:table-cell>
          <table:table-cell table:style-name="Table1.A1" office:value-type="string">
            <text:p text:style-name="P14">12</text:p>
          </table:table-cell>
          <table:table-cell table:style-name="Table1.A1" office:value-type="string">
            <text:p text:style-name="P14">13</text:p>
          </table:table-cell>
          <table:table-cell table:style-name="Table1.A1" office:value-type="string">
            <text:p text:style-name="P14">14</text:p>
          </table:table-cell>
          <table:table-cell table:style-name="Table1.A1" office:value-type="string">
            <text:p text:style-name="P14">15</text:p>
          </table:table-cell>
          <table:table-cell table:style-name="Table1.A1" office:value-type="string">
            <text:p text:style-name="P14">16</text:p>
          </table:table-cell>
          <table:table-cell table:style-name="Table1.A1" office:value-type="string">
            <text:p text:style-name="P14">17</text:p>
          </table:table-cell>
          <table:table-cell table:style-name="Table1.A1" office:value-type="string">
            <text:p text:style-name="P14">18</text:p>
          </table:table-cell>
          <table:table-cell table:style-name="Table1.A1" office:value-type="string">
            <text:p text:style-name="P14">19</text:p>
          </table:table-cell>
          <table:table-cell table:style-name="Table1.A1" office:value-type="string">
            <text:p text:style-name="P14">20</text:p>
          </table:table-cell>
          <table:table-cell table:style-name="Table1.A1" office:value-type="string">
            <text:p text:style-name="P14">21</text:p>
          </table:table-cell>
          <table:table-cell table:style-name="Table1.A1" office:value-type="string">
            <text:p text:style-name="P14">22</text:p>
          </table:table-cell>
          <table:table-cell table:style-name="Table1.A1" office:value-type="string">
            <text:p text:style-name="P14">23</text:p>
          </table:table-cell>
          <table:table-cell table:style-name="Table1.A1" office:value-type="string">
            <text:p text:style-name="P14">24</text:p>
          </table:table-cell>
        </table:table-row>
        <table:table-row table:style-name="Table1.1">
          <table:table-cell table:style-name="Table1.A1" office:value-type="string">
            <text:p text:style-name="P14">V</text:p>
          </table:table-cell>
          <table:table-cell table:style-name="Table1.A1" office:value-type="string">
            <text:p text:style-name="P14">6</text:p>
          </table:table-cell>
          <table:table-cell table:style-name="Table1.A1" office:value-type="string">
            <text:p text:style-name="P14">4</text:p>
          </table:table-cell>
          <table:table-cell table:style-name="Table1.A1" office:value-type="string">
            <text:p text:style-name="P14">2</text:p>
          </table:table-cell>
          <table:table-cell table:style-name="Table1.A1" office:value-type="string">
            <text:p text:style-name="P14">3</text:p>
          </table:table-cell>
          <table:table-cell table:style-name="Table1.A1" office:value-type="string">
            <text:p text:style-name="P14">4</text:p>
          </table:table-cell>
          <table:table-cell table:style-name="Table1.A1" office:value-type="string">
            <text:p text:style-name="P14">4</text:p>
          </table:table-cell>
          <table:table-cell table:style-name="Table1.A1" office:value-type="string">
            <text:p text:style-name="P14">4</text:p>
          </table:table-cell>
          <table:table-cell table:style-name="Table1.A1" office:value-type="string">
            <text:p text:style-name="P14">4</text:p>
          </table:table-cell>
          <table:table-cell table:style-name="Table1.A1" office:value-type="string">
            <text:p text:style-name="P14">3</text:p>
          </table:table-cell>
          <table:table-cell table:style-name="Table1.A1" office:value-type="string">
            <text:p text:style-name="P14">3</text:p>
          </table:table-cell>
          <table:table-cell table:style-name="Table1.A1" office:value-type="string">
            <text:p text:style-name="P14">3</text:p>
          </table:table-cell>
          <table:table-cell table:style-name="Table1.A1" office:value-type="string">
            <text:p text:style-name="P14">3</text:p>
          </table:table-cell>
          <table:table-cell table:style-name="Table1.A1" office:value-type="string">
            <text:p text:style-name="P14">3</text:p>
          </table:table-cell>
          <table:table-cell table:style-name="Table1.A1" office:value-type="string">
            <text:p text:style-name="P14">4</text:p>
          </table:table-cell>
          <table:table-cell table:style-name="Table1.A1" office:value-type="string">
            <text:p text:style-name="P14">4</text:p>
          </table:table-cell>
          <table:table-cell table:style-name="Table1.A1" office:value-type="string">
            <text:p text:style-name="P14">2</text:p>
          </table:table-cell>
          <table:table-cell table:style-name="Table1.A1" office:value-type="string">
            <text:p text:style-name="P14">2</text:p>
          </table:table-cell>
          <table:table-cell table:style-name="Table1.A1" office:value-type="string">
            <text:p text:style-name="P14">8</text:p>
          </table:table-cell>
          <table:table-cell table:style-name="Table1.A1" office:value-type="string">
            <text:p text:style-name="P14">6</text:p>
          </table:table-cell>
          <table:table-cell table:style-name="Table1.A1" office:value-type="string">
            <text:p text:style-name="P14">4</text:p>
          </table:table-cell>
          <table:table-cell table:style-name="Table1.A1" office:value-type="string">
            <text:p text:style-name="P14">4</text:p>
          </table:table-cell>
          <table:table-cell table:style-name="Table1.A1" office:value-type="string">
            <text:p text:style-name="P14">6</text:p>
          </table:table-cell>
          <table:table-cell table:style-name="Table1.A1" office:value-type="string">
            <text:p text:style-name="P14">6</text:p>
          </table:table-cell>
          <table:table-cell table:style-name="Table1.A1" office:value-type="string">
            <text:p text:style-name="P14">8</text:p>
          </table:table-cell>
        </table:table-row>
        <table:table-row table:style-name="Table1.1">
          <table:table-cell table:style-name="Table1.A1" office:value-type="string">
            <text:p text:style-name="P14">Pu</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P12">Pr = Número de pregunta; V = Valor o puntuación de la pregunta; Pu = Puntuación obtenida en la pregunta</text:p>
      <text:p text:style-name="Standard">Responde a las siguientes cuestiones:</text:p>
      <text:list xml:id="list2156211472" text:style-name="WWNum1">
        <text:list-item>
          <text:p text:style-name="P20">Explica brevemente los siete niveles OSI. No olvides explicar los subniveles LLC y MAC del nivel de enlace.</text:p>
          <text:p text:style-name="P24">Los siete niveles del OSI se dividen por los siguientes:</text:p>
        </text:list-item>
      </text:list>
      <text:p text:style-name="P3">Nivel Físico (1)</text:p>
      <text:p text:style-name="P4">Se entendería como la <text:span text:style-name="T3">forma de enviar las señales por un medio físico de comunicación (ej <text:s/>= un cable o el aire(wifi))</text:span></text:p>
      <text:p text:style-name="P4"/>
      <text:p text:style-name="P5">Nivel de enlace(2)</text:p>
      <text:p text:style-name="P5">Es el encargado de enviar los <text:s/>pequeños paquetes de información <text:s/>de forma correcta <text:s text:c="2"/>a través de nivel físico.</text:p>
      <text:p text:style-name="P5">Al solo preocuparse de que llegue de un extremo a otro del medio lo hace un medio de transmisión fiable</text:p>
      <text:p text:style-name="P5">se divide en otros 2 subniveles:</text:p>
      <text:p text:style-name="P5"/>
      <text:p text:style-name="P5">LLC = Control de enlace lógico (Logical Link Control)</text:p>
      <text:p text:style-name="P5">Se encarga de que la trama llegue correctamente entre dos equipos conectados directamente , suele utilizar un sistema de codificación con detección y corrección de errores si hay errores claro.</text:p>
      <text:p text:style-name="P5"/>
      <text:p text:style-name="P5">MAC = Control de acceso al medio (Medium Access Control)</text:p>
      <text:p text:style-name="P5">Si el medio de transmisión es compartido (caso de Ethernet), esta capa debe controlar el acceso al mismo (colisiones)</text:p>
      <text:p text:style-name="P5"/>
      <text:p text:style-name="P5">Nivel de red (3)</text:p>
      <text:p text:style-name="P5">También conocidos como los datagramas a los paquetes de datos este se encarga del enrutamiento (encaminamiento) de los paquetes de datos.</text:p>
      <text:p text:style-name="P5"/>
      <text:p text:style-name="P5">Nivel de transporte (4)</text:p>
      <text:p text:style-name="P5">En el extremo origen:</text:p>
      <text:p text:style-name="P5">La capa de transporte recibe información de la capa superior Part<text:span text:style-name="T4">iendola</text:span> en pedacitos el paquete de información <text:span text:style-name="T4">a lo que a</text:span></text:p>
      <text:p text:style-name="P5"><text:span text:style-name="T4">c</text:span>ada pedazo se lo da a la capa de red para que lo haga llegar a su destino saltando de un nodo a otro de la red</text:p>
      <text:p text:style-name="P5"/>
      <text:p text:style-name="P5">En el extremo destino:</text:p>
      <text:p text:style-name="P5">Puede que partes no lleguen en orden, que se pierdan o que incluso lleguen duplicadas</text:p>
      <text:p text:style-name="P5">Por eso, la capa de transporte en el destino ordena los pedazos y solicita de nuevo los pedazos que no llegaron</text:p>
      <text:p text:style-name="P5">De esta forma, se recompone el paquete de información original</text:p>
      <text:p text:style-name="P5"/>
      <text:p text:style-name="P5">Nivel de sesión (5)</text:p>
      <text:p text:style-name="P5">Se encarga de establecer los mecanismos para el diálogo entre las aplicaciones que se están comunicando<text:span text:style-name="T4">(se entiende como sesión un dialogo en cual tiene un origen y un destino) , esti solo tiene sentido si la nuesta comunicación es <text:s/>“orientada a conexión”</text:span></text:p>
      <text:p text:style-name="P5"/>
      <text:p text:style-name="P5">Nivel de presentación (6)</text:p>
      <text:p text:style-name="P5">Se encarga de adaptar los datos de un sistema a otro, teniendo en cuenta que el formato de uno y otro puede ser diferente</text:p>
      <text:p text:style-name="P5">La idea es adaptar los datos a un sistema estándar acordado entre las partes</text:p>
      <text:p text:style-name="P5"/>
      <text:p text:style-name="P5">Nivel de aplicación (7)</text:p>
      <text:p text:style-name="P5"/>
      <text:p text:style-name="P5">Se encarga de proporcionar los mecanismos para que cualquier aplicación (programa) pueda comunicarse con una aplicación en un ordenador remoto por medio de la red utilizando todos los niveles.</text:p>
      <text:p text:style-name="P5"/>
      <text:p text:style-name="P5"/>
      <text:p text:style-name="P5"/>
      <text:list xml:id="list204551351613698" text:continue-numbering="true" text:style-name="WWNum1">
        <text:list-header>
          <text:p text:style-name="P21"><text:soft-page-break/></text:p>
        </text:list-header>
        <text:list-item>
          <text:p text:style-name="P22">Indica a qué nivel o niveles de la arquitectura OSI corresponde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204551692845075" text:continue-numbering="true" text:style-name="WWNum1">
              <text:list-item>
                <text:list>
                  <text:list-item>
                    <text:p text:style-name="P17">Ethernet <text:span text:style-name="T5">(nivel 2)</text:span></text:p>
                  </text:list-item>
                </text:list>
              </text:list-item>
            </text:list>
          </table:table-cell>
          <table:table-cell table:style-name="Table2.A1" office:value-type="string">
            <text:list xml:id="list204550360857609" text:continue-numbering="true" text:style-name="WWNum1">
              <text:list-item>
                <text:list>
                  <text:list-item>
                    <text:p text:style-name="P17">IP <text:span text:style-name="T5">(nivel 3)</text:span></text:p>
                  </text:list-item>
                </text:list>
              </text:list-item>
            </text:list>
          </table:table-cell>
          <table:table-cell table:style-name="Table2.A1" office:value-type="string">
            <text:list xml:id="list204550405216629" text:continue-numbering="true" text:style-name="WWNum1">
              <text:list-item>
                <text:list>
                  <text:list-item>
                    <text:p text:style-name="P18">ICMP <text:span text:style-name="T5">(nivel 3)</text:span></text:p>
                  </text:list-item>
                </text:list>
              </text:list-item>
            </text:list>
          </table:table-cell>
        </table:table-row>
        <table:table-row table:style-name="Table2.1">
          <table:table-cell table:style-name="Table2.A1" office:value-type="string">
            <text:list xml:id="list204551315596961" text:continue-numbering="true" text:style-name="WWNum1">
              <text:list-item>
                <text:list>
                  <text:list-item>
                    <text:p text:style-name="P17">TCP <text:span text:style-name="T5">(nivel 4)</text:span></text:p>
                  </text:list-item>
                </text:list>
              </text:list-item>
            </text:list>
          </table:table-cell>
          <table:table-cell table:style-name="Table2.A1" office:value-type="string">
            <text:list xml:id="list204551740745503" text:continue-numbering="true" text:style-name="WWNum1">
              <text:list-item>
                <text:list>
                  <text:list-item>
                    <text:p text:style-name="P17">UDP <text:span text:style-name="T5">(nivel 4)</text:span></text:p>
                  </text:list-item>
                </text:list>
              </text:list-item>
            </text:list>
          </table:table-cell>
          <table:table-cell table:style-name="Table2.A1" office:value-type="string">
            <text:list xml:id="list204551119842691" text:continue-numbering="true" text:style-name="WWNum1">
              <text:list-item>
                <text:list>
                  <text:list-item>
                    <text:p text:style-name="P17">HTTP <text:span text:style-name="T5">(nivel 7)</text:span></text:p>
                  </text:list-item>
                </text:list>
              </text:list-item>
            </text:list>
          </table:table-cell>
        </table:table-row>
        <table:table-row table:style-name="Table2.1">
          <table:table-cell table:style-name="Table2.A1" office:value-type="string">
            <text:list xml:id="list204550729371805" text:continue-numbering="true" text:style-name="WWNum1">
              <text:list-item>
                <text:list>
                  <text:list-item>
                    <text:p text:style-name="P17">WIFI <text:span text:style-name="T5">(nivel 1)</text:span></text:p>
                  </text:list-item>
                </text:list>
              </text:list-item>
            </text:list>
          </table:table-cell>
          <table:table-cell table:style-name="Table2.A1" office:value-type="string">
            <text:list xml:id="list204550298750556" text:continue-numbering="true" text:style-name="WWNum1">
              <text:list-item>
                <text:list>
                  <text:list-item>
                    <text:p text:style-name="P17">ARP <text:span text:style-name="T5">(nivel 2) </text:span></text:p>
                    <text:p text:style-name="P19"/>
                  </text:list-item>
                </text:list>
              </text:list-item>
            </text:list>
          </table:table-cell>
          <table:table-cell table:style-name="Table2.A1" office:value-type="string">
            <text:p text:style-name="P11"/>
          </table:table-cell>
        </table:table-row>
      </table:table>
      <text:list xml:id="list204551657774311" text:continue-numbering="true" text:style-name="WWNum1">
        <text:list-item>
          <text:p text:style-name="P20">¿Qué protocolos establece TCP/IP en el nivel físico (nivel 1)? ¿Y en el de enlace (nivel 2)?</text:p>
        </text:list-item>
      </text:list>
      <text:p text:style-name="P7"/>
      <text:p text:style-name="P8">Como ya vimos anteriormente en el punto 1 estos niveles llevan la informacion de un dispositivo a otro de forma fiable </text:p>
      <text:p text:style-name="P8">por lo que TCP/IP no establece nada en estos niveles</text:p>
      <text:p text:style-name="P7"/>
      <text:list xml:id="list204551416640493" text:continue-numbering="true" text:style-name="WWNum1">
        <text:list-item>
          <text:p text:style-name="P20">¿Para qué se utiliza el campo “Tiempo de vida” (TTL, Time To Live) en la cabecera de un paquete IP?</text:p>
        </text:list-item>
      </text:list>
      <text:p text:style-name="P7"/>
      <text:p text:style-name="P6">Tiempo de vida: <text:span text:style-name="T7">N</text:span>úmero<text:span text:style-name="T6"> de saltos que puede dar un paquete.</text:span></text:p>
      <text:p text:style-name="P7"/>
      <text:list xml:id="list204550673261865" text:continue-numbering="true" text:style-name="WWNum1">
        <text:list-item>
          <text:p text:style-name="P20">Explica qué determinan los puertos de origen y de destino en los paquetes TCP y UDP</text:p>
        </text:list-item>
      </text:list>
      <text:p text:style-name="P7"/>
      <text:p text:style-name="P7">TCP (Transport Control Protocol): Es orientado a conexión</text:p>
      <text:p text:style-name="P7">Hay un proceso de establecimiento de la conexión (handshaking)</text:p>
      <text:p text:style-name="P7">Se envían acuses de recibo, solicita el reenvío de los paquetes que no llegaron</text:p>
      <text:p text:style-name="P7">Por lo tanto, es fiable</text:p>
      <text:p text:style-name="P7"/>
      <text:p text:style-name="P7">UDP (User Datagram Protocol) </text:p>
      <text:p text:style-name="P7">No orientado a conexión (no se establece conexión)</text:p>
      <text:p text:style-name="P7">No es fiable (se pueden perder paquetes o no llegar en orden)</text:p>
      <text:p text:style-name="P7">Se utiliza cuando necesitamos velocidad y podemos permitirnos perder algún paquete</text:p>
      <text:p text:style-name="P7"/>
      <text:p text:style-name="P7"/>
      <text:list xml:id="list204551067450352" text:continue-numbering="true" text:style-name="WWNum1">
        <text:list-item>
          <text:p text:style-name="P20">Explica las diferencias entre TCP y UDP.</text:p>
        </text:list-item>
      </text:list>
      <text:p text:style-name="P7"/>
      <text:p text:style-name="P7">TCP garantiza la entrega de datos en orden y de manera confiable, mientras que UDP es más rápido pero no ofrece garantíasde entrega ni de orden de los datos.</text:p>
      <text:p text:style-name="P7"/>
      <text:list xml:id="list204551063673727" text:continue-numbering="true" text:style-name="WWNum1">
        <text:list-item>
          <text:p text:style-name="P20">Explica las topologías de LAN de bus y de anillo, e indica las ventajas y desventajas de una y otra.</text:p>
        </text:list-item>
      </text:list>
      <text:p text:style-name="P7"/>
      <text:p text:style-name="P7">Topología = distribución física de los ordenadores que forman parte de la red </text:p>
      <text:p text:style-name="P7"/>
      <text:p text:style-name="P7">Topología de bus</text:p>
      <text:p text:style-name="P7">Todos los ordenadores conectados al mismo medio (bus = 1 único cable)</text:p>
      <text:p text:style-name="P7">La información enviada llega a todos, y sólo es procesada por el destinatario (difusión)</text:p>
      <text:p text:style-name="P7">No hay dispositivos intermedios</text:p>
      <text:p text:style-name="P7"/>
      <text:p text:style-name="Text_20_body"><text:span text:style-name="Strong_20_Emphasis"><text:span text:style-name="T8">Ventajas</text:span></text:span>:</text:p>
      <text:list xml:id="list3639735555" text:style-name="L1">
        <text:list-item>
          <text:list>
            <text:list-item>
              <text:p text:style-name="P27">Fácil de implementar y económica.</text:p>
            </text:list-item>
            <text:list-item>
              <text:p text:style-name="P27">Escalabilidad alta.</text:p>
            </text:list-item>
            <text:list-item>
              <text:p text:style-name="P27">Si un nodo falla, la red puede seguir funcionando.</text:p>
            </text:list-item>
          </text:list>
        </text:list-item>
        <text:list-item>
          <text:p text:style-name="P27"><text:span text:style-name="Strong_20_Emphasis"><text:span text:style-name="T8">Desventajas</text:span></text:span>:</text:p>
          <text:list>
            <text:list-item>
              <text:p text:style-name="P27">Vulnerabilidad a fallos en el cable principal.</text:p>
            </text:list-item>
            <text:list-item>
              <text:p text:style-name="P27">Problemas de rendimiento y congestión.</text:p>
            </text:list-item>
            <text:list-item>
              <text:p text:style-name="P27"><text:soft-page-break/>Menor seguridad debido al acceso compartido a los datos.</text:p>
            </text:list-item>
          </text:list>
        </text:list-item>
      </text:list>
      <text:p text:style-name="Text_20_body"/>
      <text:p text:style-name="P7">Topología de anillo</text:p>
      <text:p text:style-name="P7">Se conectan los ordenadores formando un anillo cerrado</text:p>
      <text:p text:style-name="P7">La información fluye de un ordenador a otro en un sentido hasta llegar a su destino</text:p>
      <text:p text:style-name="P7">Los ordenadores actúan como repetidores</text:p>
      <text:p text:style-name="P7">Se puede convertir físicamente en estrella mediante un dispositivo MAU (Medium Access Unit)</text:p>
      <text:p text:style-name="P7"/>
      <text:p text:style-name="P7"/>
      <text:p text:style-name="Text_20_body"><text:span text:style-name="Strong_20_Emphasis"><text:span text:style-name="T8">Ventajas</text:span></text:span>:</text:p>
      <text:list xml:id="list3608428374" text:style-name="L2">
        <text:list-item>
          <text:list>
            <text:list-item>
              <text:p text:style-name="P28">Mayor rendimiento que el bus.</text:p>
            </text:list-item>
            <text:list-item>
              <text:p text:style-name="P28">Menor probabilidad de colisiones de datos.</text:p>
            </text:list-item>
            <text:list-item>
              <text:p text:style-name="P28">Mayor confiabilidad ante fallos de nodo.</text:p>
            </text:list-item>
          </text:list>
        </text:list-item>
        <text:list-item>
          <text:p text:style-name="P28"><text:span text:style-name="Strong_20_Emphasis"><text:span text:style-name="T8">Desventajas</text:span></text:span>:</text:p>
          <text:list>
            <text:list-item>
              <text:p text:style-name="P28">Implementación y mantenimiento más complejos.</text:p>
            </text:list-item>
            <text:list-item>
              <text:p text:style-name="P28">La adición o eliminación de nodos puede causar interrupciones.</text:p>
            </text:list-item>
            <text:list-item>
              <text:p text:style-name="P28">Costos más altos debido a la necesidad de repetidores o dispositivos adicionales.</text:p>
            </text:list-item>
          </text:list>
        </text:list-item>
      </text:list>
      <text:p text:style-name="P7"/>
      <text:p text:style-name="P7"/>
      <text:p text:style-name="P7"/>
      <text:list xml:id="list204550661000944" text:continue-list="list204551063673727" text:style-name="WWNum1">
        <text:list-item>
          <text:p text:style-name="P20">¿Qué es más seguro, un hub o un switch? Explica la respuesta.</text:p>
        </text:list-item>
      </text:list>
      <text:p text:style-name="P7"/>
      <text:p text:style-name="P7">un switch es más seguro que un hub porque dirige el tráfico solo hacia el destino específico, mientras que un hub retransmite los datos a todos los dispositivos, lo que aumenta la exposición al tráfico no deseado.</text:p>
      <text:p text:style-name="P7"/>
      <text:list xml:id="list204550932201964" text:continue-numbering="true" text:style-name="WWNum1">
        <text:list-item>
          <text:p text:style-name="P20">Explica cómo comprobarías si hay conexión entre dos ordenadores en una misma red y si ambos disponen de acceso a Internet.</text:p>
        </text:list-item>
      </text:list>
      <text:p text:style-name="P7"/>
      <text:p text:style-name="P7"><text:span text:style-name="T9">Yo </text:span>verificar la conexión entre dos ordenadores en la misma red y su acceso a Internet, <text:s/>utiliza<text:span text:style-name="T9">ndo</text:span> un pin de red para comprobar la conexión física entre ellos. Si los indicadores del pin muestran una conexión exitosa, se confirma la conectividad. Luego, desde uno de los ordenadores, <text:s/>cargar<text:span text:style-name="T9">ia</text:span> una página web para verificar el acceso a Internet. Si la página se carga correctamente, se confirma que ambos ordenadores tienen acceso a Internet a través de la red local.</text:p>
      <text:p text:style-name="P7"/>
      <text:list xml:id="list204550766224409" text:continue-numbering="true" text:style-name="WWNum1">
        <text:list-item>
          <text:p text:style-name="P20">Explica cómo comprobarías los puertos que tiene abierto tu PC.</text:p>
        </text:list-item>
      </text:list>
      <text:p text:style-name="P7"/>
      <text:p text:style-name="Text_20_body">Para comprobar los puertos abiertos en tu PC, puedes utilizar herramientas como el comando "netstat" en la línea de comandos (cmd) o utilidades de escaneo de puertos como "Nmap". Ejecuta "netstat -an" para listar todos los puertos y las conexiones establecidas. Con Nmap, puedes escanear los puertos de tu propia máquina con el comando "nmap -p 1-65535 localhost". Esto te proporcionará una lista de los puertos abiertos y los servicios asociados en tu PC.</text:p>
      <text:p text:style-name="P16"/>
      <text:p text:style-name="P7"/>
      <text:p text:style-name="P7"/>
      <text:list xml:id="list204550676338026" text:continue-numbering="true" text:style-name="WWNum1">
        <text:list-item>
          <text:p text:style-name="P20">Explica qué harías para determinar el nombre DNS de un equipo a partir de su dirección IP.</text:p>
        </text:list-item>
      </text:list>
      <text:p text:style-name="P7"/>
      <text:p text:style-name="P7">Para determinar el nombre DNS de un equipo a partir de su dirección IP, usa el comando "nslookup" seguido de la dirección IP en la línea de comandos. Por ejemplo, "nslookup 192.168.1.1". Esto te mostrará el nombre de host asociado si está disponible en el servidor DNS.</text:p>
      <text:p text:style-name="P7"/>
      <text:p text:style-name="P7"><text:soft-page-break/></text:p>
      <text:p text:style-name="P7"/>
      <text:list xml:id="list204551577622106" text:continue-numbering="true" text:style-name="WWNum1">
        <text:list-item>
          <text:p text:style-name="P21">Indica el nivel OSI en el que trabajan los siguientes dispositivos de red:</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204551342061539" text:continue-numbering="true" text:style-name="WWNum1">
              <text:list-item>
                <text:list>
                  <text:list-item>
                    <text:p text:style-name="P17">Hub <text:span text:style-name="T9">(nivel 1)</text:span></text:p>
                  </text:list-item>
                </text:list>
              </text:list-item>
            </text:list>
          </table:table-cell>
          <table:table-cell table:style-name="Table3.A1" office:value-type="string">
            <text:list xml:id="list204551899549292" text:continue-numbering="true" text:style-name="WWNum1">
              <text:list-item>
                <text:list>
                  <text:list-item>
                    <text:p text:style-name="P17">Switch <text:span text:style-name="T9">(nivel 2)</text:span></text:p>
                  </text:list-item>
                </text:list>
              </text:list-item>
            </text:list>
          </table:table-cell>
          <table:table-cell table:style-name="Table3.A1" office:value-type="string">
            <text:list xml:id="list204551992114322" text:continue-numbering="true" text:style-name="WWNum1">
              <text:list-item>
                <text:list>
                  <text:list-item>
                    <text:p text:style-name="P17">Router <text:span text:style-name="T9">(nivel 3)</text:span></text:p>
                  </text:list-item>
                </text:list>
              </text:list-item>
            </text:list>
          </table:table-cell>
        </table:table-row>
        <table:table-row table:style-name="Table3.1">
          <table:table-cell table:style-name="Table3.A1" office:value-type="string">
            <text:list xml:id="list204550491369142" text:continue-numbering="true" text:style-name="WWNum1">
              <text:list-item>
                <text:list>
                  <text:list-item>
                    <text:p text:style-name="P17">Firewall <text:span text:style-name="T9">(nivel 7 y nivel 4)</text:span></text:p>
                  </text:list-item>
                </text:list>
              </text:list-item>
            </text:list>
            <text:p text:style-name="P2"/>
            <text:p text:style-name="P9"/>
          </table:table-cell>
          <table:table-cell table:style-name="Table3.A1" office:value-type="string">
            <text:list xml:id="list204549880579778" text:continue-numbering="true" text:style-name="WWNum1">
              <text:list-item>
                <text:list>
                  <text:list-item>
                    <text:p text:style-name="P17">NIC <text:span text:style-name="T9">(nivel 2)</text:span></text:p>
                  </text:list-item>
                </text:list>
              </text:list-item>
            </text:list>
          </table:table-cell>
          <table:table-cell table:style-name="Table3.A1" office:value-type="string">
            <text:list xml:id="list204551304289400" text:continue-numbering="true" text:style-name="WWNum1">
              <text:list-item>
                <text:list>
                  <text:list-item>
                    <text:p text:style-name="P17">WAP<text:span text:style-name="T9">(nivel 1 y 2)</text:span></text:p>
                  </text:list-item>
                </text:list>
              </text:list-item>
            </text:list>
          </table:table-cell>
        </table:table-row>
      </table:table>
      <text:list xml:id="list204551569290126" text:continue-numbering="true" text:style-name="WWNum1">
        <text:list-item>
          <text:p text:style-name="P20">Enumera tres medios de transmisión físicos de datos.</text:p>
        </text:list-item>
      </text:list>
      <text:p text:style-name="P7"/>
      <text:p text:style-name="P7">Medios magnéticos u ópticos</text:p>
      <text:p text:style-name="P7">Cable serie</text:p>
      <text:p text:style-name="P7">Cable coaxial</text:p>
      <text:p text:style-name="P7">Par trenzado</text:p>
      <text:p text:style-name="P7">Fibra óptica</text:p>
      <text:p text:style-name="P7">El aire</text:p>
      <text:p text:style-name="P7"/>
      <text:list xml:id="list204551081463448" text:continue-numbering="true" text:style-name="WWNum1">
        <text:list-item>
          <text:p text:style-name="P20">En una red Ethernet, en 100BASE-T (Fast Ethernet), ¿podemos conectar directamente un ordenador con otro sin necesidad de dispositivos intermedios (es decir, sin usar hub ni switch)? Explica la respuesta.</text:p>
        </text:list-item>
      </text:list>
      <text:p text:style-name="P7"/>
      <text:p text:style-name="P7">Sí, en una red Ethernet 100BASE-T, como Fast Ethernet, es posible conectar dos ordenadores directamente sin dispositivos intermedios utilizando un cable de red directo. Este cable conecta los puertos Ethernet de los ordenadores sin necesidad de un hub o switch. Sin embargo, es importante asegurarse de que ambos ordenadores estén configurados con direcciones IP válidas en la misma subred para que puedan comunicarse adecuadamente.</text:p>
      <text:p text:style-name="P7"/>
      <text:list xml:id="list204550844506304" text:continue-numbering="true" text:style-name="WWNum1">
        <text:list-item>
          <text:p text:style-name="P20">¿Qué es una dirección MAC y por qué se llama así?</text:p>
        </text:list-item>
      </text:list>
      <text:p text:style-name="P7"/>
      <text:p text:style-name="P7">Una dirección MAC es un identificador único asignado a cada dispositivo de red para distinguirlo de otros en la red. Se llama así porque se utiliza en el control de acceso a los medios de transmisión en redes Ethernet y Wi-Fi.</text:p>
      <text:p text:style-name="P7"/>
      <text:list xml:id="list204551026014493" text:continue-numbering="true" text:style-name="WWNum1">
        <text:list-item>
          <text:p text:style-name="P20">Si enviamos una trama a la dirección MAC de destino “FF:FF:FF:FF:FF:FF”, ¿a quién va dirigida? ¿Cómo se llama esa dirección?</text:p>
        </text:list-item>
      </text:list>
      <text:p text:style-name="P7"/>
      <text:p text:style-name="P7">La dirección MAC "FF:FF:FF:FF:FF:FF" es la dirección de difusión, que se utiliza para enviar tramas a todos los dispositivos en la red local. Cuando se envía una trama a esta dirección, se dirige a todos los dispositivos en la red y se conoce como difusión broadcast. Es útil para enviar información a múltiples destinatarios simultáneamente, como para solicitudes de ARP o para la transmisión de mensajes en red.</text:p>
      <text:p text:style-name="P7"/>
      <text:list xml:id="list204550771497636" text:continue-numbering="true" text:style-name="WWNum1">
        <text:list-item>
          <text:p text:style-name="P20">¿Cómo podemos saber el fabricante de una tarjeta de red a partir de su MAC?</text:p>
        </text:list-item>
      </text:list>
      <text:p text:style-name="P7"/>
      <text:p text:style-name="P7">Puedes determinar el fabricante de una tarjeta de red a partir de su MAC utilizando una base de datos pública como la base de datos de la IEEE. Esta base de datos asigna rangos específicos de direcciones MAC a cada fabricante registrado, lo que permite identificar el fabricante según los primeros dígitos de la dirección MAC.</text:p>
      <text:p text:style-name="P7"/>
      <text:p text:style-name="P7"/>
      <text:list xml:id="list204550769255607" text:continue-numbering="true" text:style-name="WWNum1">
        <text:list-item>
          <text:p text:style-name="P20">¿Qué problemas podemos tener si hay dos direcciones MAC iguales en la misma red? Explica la respuesta.</text:p>
        </text:list-item>
      </text:list>
      <text:p text:style-name="P7"/>
      <text:p text:style-name="P7">Si hay dos direcciones MAC iguales en la misma red, puede haber conflictos de comunicación y errores de direccionamiento. Esto puede causar interrupciones en la red, ya que los dispositivos pueden recibir tráfico destinado al otro, lo que resulta en pérdida de datos y posibles problemas de seguridad. Además, la red puede experimentar comportamientos impredecibles y dificultades para identificar y solucionar los problemas de conectividad.</text:p>
      <text:p text:style-name="P7"/>
      <text:list xml:id="list204550469783829" text:continue-numbering="true" text:style-name="WWNum1">
        <text:list-item>
          <text:p text:style-name="P20">Explica cómo funciona el protocolo Ethernet (IEEE 802.3).</text:p>
        </text:list-item>
        <text:list-item>
          <text:p text:style-name="P20">Explica cómo un ordenador en una red con TCP/IP sobre Ethernet puede saber la dirección MAC de un ordenador a partir de su dirección IP.</text:p>
        </text:list-item>
        <text:list-item>
          <text:p text:style-name="P20"><text:soft-page-break/>Explica cómo un ordenador en una red local con TCP/IP determina si la información se queda en su red o si debe enviarla a otra red.</text:p>
        </text:list-item>
        <text:list-item>
          <text:p text:style-name="P26"><text:span text:style-name="T1">Tres amigotes quieren jugar una partida al “Age of Empires” (juego de estrategia en tiempo real desarrollado por Microsoft) en la red de la casa de uno de ellos, y no tienen ningún tipo de infraestructura. Lo único que tienen son los ordenadores: un ordenador de sobremesa con interfaz Fast Ethernet y dos portátiles con interfaz WiFi. Enumera los componentes de red físicos que necesitan comprar para conectar los cinco ordenadores y que puedan machacar imperios (virtualmente hablando). </text:span><text:span text:style-name="T2">Dibuja un esquema de la red con todas las piezas adquiridas</text:span><text:span text:style-name="T1">.</text:span></text:p>
        </text:list-item>
        <text:list-item>
          <text:p text:style-name="P20">Explica para qué sirve un NAT (Network Address Translator).</text:p>
        </text:list-item>
      </text:list>
      <text:p text:style-name="P7"/>
      <text:p text:style-name="P7">El NAT (Network Address Translator) sirve para traducir las direcciones IP privadas de una red local a una dirección IP pública que se utiliza en Internet. Esto permite que varios dispositivos en una red privada compartan una única dirección IP pública para acceder a Internet. Además, el NAT oculta las direcciones IP internas de los dispositivos, mejorando la seguridad al dificultar que los dispositivos externos accedan directamente a ellos.</text:p>
      <text:p text:style-name="P7"/>
      <text:list xml:id="list204550628573628" text:continue-numbering="true" text:style-name="WWNum1">
        <text:list-item>
          <text:p text:style-name="P21">Determina cuáles de los siguientes equipos están en la misma red y explica la respuesta:</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
          </table:table-cell>
          <table:table-cell table:style-name="Table4.A1" office:value-type="string">
            <text:p text:style-name="P15">Ordenador A</text:p>
          </table:table-cell>
          <table:table-cell table:style-name="Table4.A1" office:value-type="string">
            <text:p text:style-name="P15">Ordenador B</text:p>
          </table:table-cell>
          <table:table-cell table:style-name="Table4.A1" office:value-type="string">
            <text:p text:style-name="P15">Ordenador C</text:p>
          </table:table-cell>
          <table:table-cell table:style-name="Table4.A1" office:value-type="string">
            <text:p text:style-name="P15">Ordenador D</text:p>
          </table:table-cell>
          <table:table-cell table:style-name="Table4.A1" office:value-type="string">
            <text:p text:style-name="P15">Ordenador E</text:p>
          </table:table-cell>
        </table:table-row>
        <table:table-row table:style-name="Table4.1">
          <table:table-cell table:style-name="Table4.A1" office:value-type="string">
            <text:p text:style-name="P15">Dirección IP</text:p>
          </table:table-cell>
          <table:table-cell table:style-name="Table4.A1" office:value-type="string">
            <text:p text:style-name="P11">192.168.2.38</text:p>
          </table:table-cell>
          <table:table-cell table:style-name="Table4.A1" office:value-type="string">
            <text:p text:style-name="P11">192.168.1.105</text:p>
          </table:table-cell>
          <table:table-cell table:style-name="Table4.A1" office:value-type="string">
            <text:p text:style-name="P11">192.168.3.105</text:p>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5">Máscara de red</text:p>
          </table:table-cell>
          <table:table-cell table:style-name="Table4.A1" office:value-type="string">
            <text:p text:style-name="P11">255.255.254.0</text:p>
          </table:table-cell>
          <table:table-cell table:style-name="Table4.A1" office:value-type="string">
            <text:p text:style-name="P11">255.255.254.0</text:p>
          </table:table-cell>
          <table:table-cell table:style-name="Table4.A1" office:value-type="string">
            <text:p text:style-name="P11">255.255.254.0</text:p>
          </table:table-cell>
          <table:table-cell table:style-name="Table4.A1" office:value-type="string">
            <text:p text:style-name="P11"/>
          </table:table-cell>
          <table:table-cell table:style-name="Table4.A1" office:value-type="string">
            <text:p text:style-name="P11"/>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s" fo:country="E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s" fo:country="E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style:contextual-spacing="false" fo:line-height="100%"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353cm" fo:margin-bottom="0cm" style:contextual-spacing="false" fo:line-height="100%" fo:keep-together="always" fo:keep-with-next="always"/>
      <style:text-properties fo:color="#4f81bd" loext:opacity="100%"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353cm" fo:margin-bottom="0cm" style:contextual-spacing="false" fo:line-height="100%" fo:keep-together="always" fo:keep-with-next="always"/>
      <style:text-properties fo:color="#4f81bd" loext:opacity="100%"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529cm" style:contextual-spacing="fals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Footer">
      <style:text-properties officeooo:rsid="00219501" officeooo:paragraph-rsid="00219501"/>
    </style:style>
    <style:page-layout style:name="Mpm1">
      <style:page-layout-properties fo:page-width="21.001cm" fo:page-height="29.7cm" style:num-format="1" style:print-orientation="portrait" fo:margin-top="0.801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69cm" fo:margin-left="0cm" fo:margin-right="0cm" fo:margin-bottom="0.369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DAM-SSF</text:p>
        <text:p text:style-name="MP1">UT3: Redes de ordenadores</text:p>
      </style:header>
      <style:footer>
        <text:p text:style-name="MP2">Christopher Araujo</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4-04-25T20:45:49.777000000</dc:date>
    <meta:editing-duration>PT1H35M32S</meta:editing-duration>
    <meta:editing-cycles>7</meta:editing-cycles>
    <meta:document-statistic meta:table-count="4" meta:image-count="0" meta:object-count="0" meta:page-count="5" meta:paragraph-count="189" meta:word-count="1989" meta:character-count="11399" meta:non-whitespace-character-count="9639"/>
  </office:meta>
</office:document-meta>
</file>